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ERRON OLIARTE LUCIANO EUGE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5565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515939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ERRON OLIARTE LUCIANO EUGE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5565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51593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10/2021</text:p>
          </table:table-cell>
          <table:table-cell table:style-name="Tabla2.A3" office:value-type="string">
            <text:p text:style-name="P22">170790</text:p>
          </table:table-cell>
          <table:table-cell table:style-name="Tabla2.D3" office:value-type="string">
            <text:p text:style-name="P23">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2:34:3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